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RubFlama" svg:font-family="RubFla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Fine_20_Dashed" svg:stroke-width="0.053cm" draw:marker-start-width="0.379cm" draw:marker-end-width="0.379cm" draw:fill="solid" draw:fill-color="#ff8080" draw:textarea-horizontal-align="justify" draw:textarea-vertical-align="middle" draw:auto-grow-height="false" fo:min-height="0.999cm" fo:min-width="7.68cm" fo:padding-top="0.151cm" fo:padding-bottom="0.151cm" fo:padding-left="0.276cm" fo:padding-right="0.276cm"/>
    </style:style>
    <style:style style:name="gr2" style:family="graphic" style:parent-style-name="standard">
      <style:graphic-properties draw:stroke="dash" draw:stroke-dash="Fine_20_Dashed" svg:stroke-width="0.053cm" draw:marker-start-width="0.379cm" draw:marker-end-width="0.379cm" draw:fill="solid" draw:fill-color="#cccccc" draw:textarea-horizontal-align="justify" draw:textarea-vertical-align="middle" draw:auto-grow-height="false" fo:min-height="1.576cm" fo:min-width="7.68cm" fo:padding-top="0.151cm" fo:padding-bottom="0.151cm" fo:padding-left="0.276cm" fo:padding-right="0.276cm"/>
    </style:style>
    <style:style style:name="gr3" style:family="graphic" style:parent-style-name="standard">
      <style:graphic-properties draw:stroke="none" draw:fill="solid" draw:fill-color="#ff8080" draw:textarea-horizontal-align="justify" draw:textarea-vertical-align="middle" draw:auto-grow-height="false" fo:min-height="2.473cm" fo:min-width="9.917cm"/>
    </style:style>
    <style:style style:name="gr4" style:family="graphic" style:parent-style-name="standard">
      <style:graphic-properties draw:stroke="solid" svg:stroke-width="0.053cm" draw:marker-start-width="0.379cm" draw:marker-end-width="0.379cm" draw:fill="none" draw:fill-color="#ff8080" draw:textarea-horizontal-align="justify" draw:textarea-vertical-align="middle" draw:auto-grow-height="false" fo:min-height="7.718cm" fo:min-width="9.889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893cm" fo:min-width="0cm"/>
    </style:style>
    <style:style style:name="gr6" style:family="graphic" style:parent-style-name="standard">
      <style:graphic-properties svg:stroke-width="0.053cm" draw:marker-start-width="0.379cm" draw:marker-end-width="0.379cm" draw:fill="solid" draw:fill-color="#ff8080" draw:textarea-horizontal-align="justify" draw:textarea-vertical-align="middle" draw:auto-grow-height="false" fo:min-height="5.21cm" fo:min-width="3.96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draw:marker-start-width="0.379cm" draw:marker-end-width="0.379cm" draw:fill="solid" draw:fill-color="#ff8080" draw:textarea-horizontal-align="justify" draw:textarea-vertical-align="middle" draw:auto-grow-height="false" fo:min-height="6.41cm" fo:min-width="3.96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379cm" draw:marker-end-width="0.379cm" draw:fill="solid" draw:fill-color="#ff8080" draw:textarea-horizontal-align="justify" draw:textarea-vertical-align="middle" draw:auto-grow-height="false" fo:min-height="5.714cm" fo:min-width="4.864cm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draw:marker-start="Arrow" draw:marker-start-width="0.379cm" draw:marker-end="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draw:marker-start="Arrow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12" style:family="graphic" style:parent-style-name="objectwithoutfill">
      <style:graphic-properties svg:stroke-width="0.053cm" svg:stroke-color="#000000" draw:marker-start="Arrow" draw:marker-start-width="0.379cm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draw:marker-start-width="0.379cm" draw:marker-end-width="0.379cm" draw:fill="solid" draw:fill-color="#83caff" draw:textarea-horizontal-align="justify" draw:textarea-vertical-align="middle" draw:auto-grow-height="false" fo:min-height="2.406cm" fo:min-width="4.156cm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draw:marker-start="Arrow" draw:marker-start-width="0.379cm" draw:marker-end-width="0.379cm" draw:fill="none" draw:fill-color="#000000" draw:textarea-horizontal-align="center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dash" draw:stroke-dash="Fine_20_Dashed" svg:stroke-width="0.053cm" draw:marker-start-width="0.379cm" draw:marker-end-width="0.379cm" draw:fill="solid" draw:fill-color="#ff8080" draw:textarea-horizontal-align="justify" draw:textarea-vertical-align="middle" draw:auto-grow-height="false" fo:min-height="1.728cm" fo:min-width="5.68cm" fo:padding-top="0.151cm" fo:padding-bottom="0.151cm" fo:padding-left="0.276cm" fo:padding-right="0.276cm"/>
    </style:style>
    <style:style style:name="gr16" style:family="graphic" style:parent-style-name="standard">
      <style:graphic-properties draw:stroke="dash" draw:stroke-dash="Fine_20_Dashed" svg:stroke-width="0.053cm" draw:marker-start-width="0.379cm" draw:marker-end-width="0.379cm" draw:fill="solid" draw:fill-color="#ff8080" draw:textarea-horizontal-align="justify" draw:textarea-vertical-align="middle" draw:auto-grow-height="false" fo:min-height="0.999cm" fo:min-width="5.68cm" fo:padding-top="0.151cm" fo:padding-bottom="0.151cm" fo:padding-left="0.276cm" fo:padding-right="0.276cm"/>
    </style:style>
    <style:style style:name="gr17" style:family="graphic" style:parent-style-name="standard">
      <style:graphic-properties draw:stroke="solid" draw:stroke-dash="Fine_20_Dashed" svg:stroke-width="0.053cm" draw:marker-start-width="0.379cm" draw:marker-end-width="0.379cm" draw:fill="solid" draw:fill-color="#ff8080" draw:textarea-horizontal-align="justify" draw:textarea-vertical-align="middle" draw:auto-grow-height="false" fo:min-height="3.5cm" fo:min-width="4.68cm" fo:padding-top="0.151cm" fo:padding-bottom="0.151cm" fo:padding-left="0.276cm" fo:padding-right="0.276cm"/>
    </style:style>
    <style:style style:name="gr18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19" style:family="graphic" style:parent-style-name="objectwithoutfill">
      <style:graphic-properties svg:stroke-width="0.053cm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draw:stroke="solid" svg:stroke-width="0.053cm" draw:marker-start-width="0.379cm" draw:marker-end="Arrow" draw:marker-end-width="0.379cm" draw:fill="none" draw:textarea-horizontal-align="center" draw:textarea-vertical-align="middle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29cm" fo:min-width="0cm"/>
    </style:style>
    <style:style style:name="gr22" style:family="graphic" style:parent-style-name="standard">
      <style:graphic-properties draw:stroke="none" draw:fill="gradient" draw:fill-color="#83caff" draw:fill-gradient-name="Gradient_20_7" draw:textarea-horizontal-align="justify" draw:textarea-vertical-align="middle" draw:auto-grow-height="false" fo:min-height="3.25cm" fo:min-width="11.5cm"/>
    </style:style>
    <style:style style:name="gr23" style:family="graphic" style:parent-style-name="standard">
      <style:graphic-properties svg:stroke-width="0.053cm" draw:marker-start-width="0.379cm" draw:marker-end-width="0.379cm" draw:fill="none" draw:fill-color="#83caff" draw:textarea-horizontal-align="justify" draw:textarea-vertical-align="middle" draw:auto-grow-height="false" fo:min-height="7.198cm" fo:min-width="11.448cm" fo:padding-top="0.151cm" fo:padding-bottom="0.151cm" fo:padding-left="0.276cm" fo:padding-right="0.276cm"/>
    </style:style>
    <style:style style:name="gr24" style:family="graphic" style:parent-style-name="standard">
      <style:graphic-properties svg:stroke-width="0.159cm" draw:marker-start-width="0.538cm" draw:marker-end-width="0.538cm" draw:fill="solid" draw:fill-color="#83caff" draw:textarea-horizontal-align="justify" draw:textarea-vertical-align="middle" draw:auto-grow-height="false" fo:min-height="5.498cm" fo:min-width="6.248cm" fo:padding-top="0.184cm" fo:padding-bottom="0.184cm" fo:padding-left="0.309cm" fo:padding-right="0.309cm"/>
    </style:style>
    <style:style style:name="gr25" style:family="graphic" style:parent-style-name="standard">
      <style:graphic-properties svg:stroke-width="0.053cm" draw:marker-start-width="0.379cm" draw:marker-end-width="0.379cm" draw:fill="solid" draw:fill-color="#83caff" draw:textarea-horizontal-align="justify" draw:textarea-vertical-align="middle" draw:auto-grow-height="false" fo:min-height="2.406cm" fo:min-width="5.656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draw:marker-start-width="0.379cm" draw:marker-end-width="0.379cm" draw:fill="solid" draw:fill-color="#83caff" draw:textarea-horizontal-align="justify" draw:textarea-vertical-align="middle" draw:auto-grow-height="false" fo:min-height="1.324cm" fo:min-width="1.874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draw:marker-start-width="0.379cm" draw:marker-end-width="0.379cm" draw:fill="solid" draw:fill-color="#ffffff" draw:textarea-horizontal-align="justify" draw:textarea-vertical-align="middle" draw:auto-grow-height="false" fo:min-height="1.504cm" fo:min-width="5.054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draw:marker-start-width="0.379cm" draw:marker-end-width="0.379cm" draw:fill="solid" draw:fill-color="#ff8080" draw:textarea-horizontal-align="justify" draw:textarea-vertical-align="middle" draw:auto-grow-height="false" fo:min-height="2.49cm" fo:min-width="5.74cm" fo:padding-top="0.151cm" fo:padding-bottom="0.151cm" fo:padding-left="0.276cm" fo:padding-right="0.276cm"/>
    </style:style>
    <style:style style:name="gr29" style:family="graphic" style:parent-style-name="standard">
      <style:graphic-properties draw:stroke="none" draw:fill="solid" draw:fill-color="#83caff" draw:textarea-horizontal-align="justify" draw:textarea-vertical-align="middle" draw:auto-grow-height="false" fo:min-height="2.47cm" fo:min-width="11cm"/>
    </style:style>
    <style:style style:name="gr30" style:family="graphic" style:parent-style-name="standard">
      <style:graphic-properties svg:stroke-width="0.053cm" draw:marker-start-width="0.379cm" draw:marker-end-width="0.379cm" draw:fill="none" draw:fill-color="#83caff" draw:textarea-horizontal-align="justify" draw:textarea-vertical-align="middle" draw:auto-grow-height="false" fo:min-height="8.698cm" fo:min-width="10.948cm" fo:padding-top="0.151cm" fo:padding-bottom="0.151cm" fo:padding-left="0.276cm" fo:padding-right="0.276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94cm" fo:min-width="0cm"/>
    </style:style>
    <style:style style:name="gr32" style:family="graphic" style:parent-style-name="standard">
      <style:graphic-properties svg:stroke-width="0.053cm" draw:marker-start-width="0.379cm" draw:marker-end-width="0.379cm" draw:fill="solid" draw:fill-color="#ffffff" draw:textarea-horizontal-align="justify" draw:textarea-vertical-align="middle" draw:auto-grow-height="false" fo:min-height="2.406cm" fo:min-width="7.656cm" fo:padding-top="0.151cm" fo:padding-bottom="0.151cm" fo:padding-left="0.276cm" fo:padding-right="0.276cm"/>
    </style:style>
    <style:style style:name="gr33" style:family="graphic" style:parent-style-name="standard">
      <style:graphic-properties draw:stroke="none" draw:fill="solid" draw:fill-color="#83caff" draw:textarea-horizontal-align="justify" draw:textarea-vertical-align="middle" draw:auto-grow-height="false" fo:min-height="3.25cm" fo:min-width="11cm"/>
    </style:style>
    <style:style style:name="gr34" style:family="graphic" style:parent-style-name="standard">
      <style:graphic-properties svg:stroke-width="0.053cm" draw:marker-start-width="0.379cm" draw:marker-end-width="0.379cm" draw:fill="none" draw:fill-color="#83caff" draw:textarea-horizontal-align="justify" draw:textarea-vertical-align="middle" draw:auto-grow-height="false" fo:min-height="10.898cm" fo:min-width="10.948cm" fo:padding-top="0.151cm" fo:padding-bottom="0.151cm" fo:padding-left="0.276cm" fo:padding-right="0.27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457cm" fo:min-width="0cm"/>
    </style:style>
    <style:style style:name="gr36" style:family="graphic" style:parent-style-name="standard">
      <style:graphic-properties draw:stroke="none" draw:fill="solid" draw:fill-color="#83caff" draw:textarea-horizontal-align="justify" draw:textarea-vertical-align="middle" draw:auto-grow-height="false" fo:min-height="1.75cm" fo:min-width="12cm"/>
    </style:style>
    <style:style style:name="gr37" style:family="graphic" style:parent-style-name="standard">
      <style:graphic-properties svg:stroke-width="0.053cm" draw:marker-start-width="0.379cm" draw:marker-end-width="0.379cm" draw:fill="none" draw:fill-color="#83caff" draw:textarea-horizontal-align="justify" draw:textarea-vertical-align="middle" draw:auto-grow-height="false" fo:min-height="7.698cm" fo:min-width="11.948cm" fo:padding-top="0.151cm" fo:padding-bottom="0.151cm" fo:padding-left="0.276cm" fo:padding-right="0.276cm"/>
    </style:style>
    <style:style style:name="gr38" style:family="graphic" style:parent-style-name="standard">
      <style:graphic-properties svg:stroke-width="0.053cm" draw:marker-start-width="0.379cm" draw:marker-end-width="0.379cm" draw:fill-color="#ffffff" draw:textarea-horizontal-align="justify" draw:textarea-vertical-align="middle" draw:auto-grow-height="false" fo:min-height="1.466cm" fo:min-width="4.398cm" fo:padding-top="0.151cm" fo:padding-bottom="0.151cm" fo:padding-left="0.276cm" fo:padding-right="0.276cm"/>
    </style:style>
    <style:style style:name="gr39" style:family="graphic" style:parent-style-name="standard">
      <style:graphic-properties svg:stroke-width="0.053cm" draw:marker-start-width="0.379cm" draw:marker-end-width="0.379cm" draw:fill="none" draw:fill-color="#83caff" draw:textarea-horizontal-align="justify" draw:textarea-vertical-align="middle" draw:auto-grow-height="false" fo:min-height="5.698cm" fo:min-width="10.948cm" fo:padding-top="0.151cm" fo:padding-bottom="0.151cm" fo:padding-left="0.276cm" fo:padding-right="0.276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97cm" fo:min-width="0cm"/>
    </style:style>
    <style:style style:name="gr41" style:family="graphic" style:parent-style-name="standard">
      <style:graphic-properties svg:stroke-width="0.053cm" draw:marker-start-width="0.379cm" draw:marker-end-width="0.379cm" draw:fill="solid" draw:fill-color="#83caff" draw:textarea-horizontal-align="justify" draw:textarea-vertical-align="middle" draw:auto-grow-height="false" fo:min-height="4.702cm" fo:min-width="5.452cm" fo:padding-top="0.131cm" fo:padding-bottom="0.131cm" fo:padding-left="0.256cm" fo:padding-right="0.256cm"/>
    </style:style>
    <style:style style:name="gr42" style:family="graphic" style:parent-style-name="standard">
      <style:graphic-properties draw:stroke="none" svg:stroke-width="0.081cm" draw:fill="solid" draw:fill-color="#ffff99" draw:textarea-horizontal-align="justify" draw:textarea-vertical-align="middle" draw:auto-grow-height="false" fo:min-height="3.25cm" fo:min-width="23.417cm"/>
    </style:style>
    <style:style style:name="gr43" style:family="graphic" style:parent-style-name="standard">
      <style:graphic-properties svg:stroke-width="0.081cm" draw:marker-start-width="0.379cm" draw:marker-end-width="0.379cm" draw:fill="none" draw:fill-color="#83caff" draw:textarea-horizontal-align="justify" draw:textarea-vertical-align="middle" draw:auto-grow-height="false" fo:min-height="9.67cm" fo:min-width="23.337cm" fo:padding-top="0.165cm" fo:padding-bottom="0.165cm" fo:padding-left="0.29cm" fo:padding-right="0.29cm"/>
    </style:style>
    <style:style style:name="gr44" style:family="graphic" style:parent-style-name="standard">
      <style:graphic-properties draw:stroke="none" svg:stroke-width="0.081cm" svg:stroke-color="#000000" draw:fill="none" draw:fill-color="#ffffff" draw:textarea-horizontal-align="left" draw:auto-grow-height="true" draw:auto-grow-width="false" fo:min-height="5.85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1cm" fo:min-width="8.72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1cm" fo:min-width="11.271cm"/>
    </style:style>
    <style:style style:name="gr47" style:family="graphic" style:parent-style-name="objectwithoutfill">
      <style:graphic-properties svg:stroke-width="0.081cm" draw:marker-start-width="0.421cm" draw:marker-end="Arrow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48" style:family="graphic" style:parent-style-name="objectwithoutfill">
      <style:graphic-properties svg:stroke-width="0.081cm" draw:marker-start="Arrow" draw:marker-start-width="0.421cm" draw:marker-end="" draw:marker-end-width="0.421cm" draw:fill="none" draw:textarea-horizontal-align="center" draw:textarea-vertical-align="middle" fo:padding-top="0.165cm" fo:padding-bottom="0.165cm" fo:padding-left="0.29cm" fo:padding-right="0.29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1cm" fo:min-width="2.77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1cm" fo:min-width="3.901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1cm" fo:min-width="3.867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09cm" fo:min-width="0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3.10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78cm" fo:min-width="2.619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3.308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1.183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1cm" fo:min-width="1.687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4.032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5cm" fo:min-width="0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71cm" fo:min-width="3.655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65cm" fo:min-width="2.449cm"/>
    </style:style>
    <style:style style:name="gr62" style:family="graphic" style:parent-style-name="standard">
      <style:graphic-properties draw:stroke="none" draw:fill="solid" draw:fill-color="#ff8080" draw:textarea-horizontal-align="justify" draw:textarea-vertical-align="middle" draw:auto-grow-height="false" fo:min-height="1.25cm" fo:min-width="1cm"/>
    </style:style>
    <style:style style:name="gr63" style:family="graphic" style:parent-style-name="standard">
      <style:graphic-properties draw:stroke="none" draw:fill="solid" draw:fill-color="#83caff" draw:textarea-horizontal-align="justify" draw:textarea-vertical-align="middle" draw:auto-grow-height="false" fo:min-height="1.25cm" fo:min-width="1cm"/>
    </style:style>
    <style:style style:name="gr64" style:family="graphic" style:parent-style-name="standard">
      <style:graphic-properties svg:stroke-width="0.053cm" draw:marker-start-width="0.379cm" draw:marker-end-width="0.379cm" draw:fill="none" draw:textarea-horizontal-align="justify" draw:textarea-vertical-align="middle" draw:auto-grow-height="false" fo:min-height="1.052cm" fo:min-width="0.802cm" fo:padding-top="0.151cm" fo:padding-bottom="0.151cm" fo:padding-left="0.276cm" fo:padding-right="0.276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65cm" fo:min-width="0cm"/>
    </style:style>
    <style:style style:name="gr66" style:family="graphic" style:parent-style-name="standard">
      <style:graphic-properties svg:stroke-width="0.053cm" draw:marker-start-width="0.379cm" draw:marker-end-width="0.379cm" draw:fill="none" draw:textarea-horizontal-align="justify" draw:textarea-vertical-align="middle" draw:auto-grow-height="false" fo:min-height="1.198cm" fo:min-width="0.948cm" fo:padding-top="0.151cm" fo:padding-bottom="0.151cm" fo:padding-left="0.276cm" fo:padding-right="0.276cm"/>
    </style:style>
    <style:style style:name="gr67" style:family="graphic" style:parent-style-name="standard">
      <style:graphic-properties draw:stroke="dash" draw:stroke-dash="Fine_20_Dashed" svg:stroke-width="0.053cm" draw:marker-start-width="0.379cm" draw:marker-end-width="0.379cm" draw:fill="solid" draw:fill-color="#cccccc" draw:textarea-horizontal-align="justify" draw:textarea-vertical-align="middle" draw:auto-grow-height="false" fo:min-height="0.998cm" fo:min-width="5.678cm" fo:padding-top="0.151cm" fo:padding-bottom="0.151cm" fo:padding-left="0.276cm" fo:padding-right="0.276cm"/>
    </style:style>
    <style:style style:name="gr68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8080"/>
      <style:paragraph-properties fo:text-align="center"/>
      <style:text-properties fo:color="#003661" style:font-name="RubFlama" fo:font-size="22pt" style:font-size-asian="22pt" style:font-size-complex="22pt"/>
    </style:style>
    <style:style style:name="P3" style:family="paragraph">
      <loext:graphic-properties draw:fill="solid" draw:fill-color="#ff8080"/>
      <style:paragraph-properties fo:text-align="center"/>
      <style:text-properties style:font-name="RubFlama" fo:font-size="22pt" style:font-size-asian="22pt" style:font-size-complex="22pt"/>
    </style:style>
    <style:style style:name="P4" style:family="paragraph">
      <loext:graphic-properties draw:fill="solid" draw:fill-color="#cccccc"/>
      <style:paragraph-properties fo:text-align="center"/>
      <style:text-properties style:font-name="RubFlama" fo:font-size="20pt" style:font-size-asian="20pt" style:font-size-complex="20pt"/>
    </style:style>
    <style:style style:name="P5" style:family="paragraph">
      <loext:graphic-properties draw:fill="solid" draw:fill-color="#ff8080"/>
      <style:paragraph-properties fo:text-align="center"/>
    </style:style>
    <style:style style:name="P6" style:family="paragraph">
      <loext:graphic-properties draw:fill="none" draw:fill-color="#ff8080"/>
      <style:paragraph-properties fo:text-align="center"/>
    </style:style>
    <style:style style:name="P7" style:family="paragraph">
      <loext:graphic-properties draw:fill="none" draw:fill-color="#ffffff"/>
      <style:text-properties style:font-name="RubFlama" fo:font-size="22pt" style:font-size-asian="22pt" style:font-size-complex="22pt"/>
    </style:style>
    <style:style style:name="P8" style:family="paragraph">
      <style:paragraph-properties fo:line-height="90%" fo:text-align="center"/>
    </style:style>
    <style:style style:name="P9" style:family="paragraph">
      <loext:graphic-properties draw:fill="solid" draw:fill-color="#ff8080"/>
      <style:paragraph-properties fo:line-height="90%" fo:text-align="center"/>
      <style:text-properties style:font-name="RubFlama" fo:font-size="22pt" style:font-size-asian="22pt" style:font-size-complex="22pt"/>
    </style:style>
    <style:style style:name="P10" style:family="paragraph">
      <style:paragraph-properties fo:margin-top="0cm" fo:margin-bottom="0.2cm" fo:line-height="90%" fo:text-align="center"/>
    </style:style>
    <style:style style:name="P11" style:family="paragraph">
      <loext:graphic-properties draw:fill="solid" draw:fill-color="#ff8080"/>
      <style:paragraph-properties fo:margin-top="0cm" fo:margin-bottom="0.2cm" fo:line-height="90%" fo:text-align="center"/>
      <style:text-properties style:use-window-font-color="true" style:font-name="RubFlama" fo:font-size="22pt" style:font-size-asian="22pt" style:font-size-complex="2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83caff"/>
      <style:paragraph-properties fo:line-height="90%" fo:text-align="center"/>
      <style:text-properties style:use-window-font-color="true" style:font-name="RubFlama" fo:font-size="22pt" style:font-size-asian="22pt" style:font-size-complex="22pt"/>
    </style:style>
    <style:style style:name="P14" style:family="paragraph">
      <loext:graphic-properties draw:fill="none" draw:fill-color="#000000"/>
      <style:paragraph-properties fo:text-align="center"/>
    </style:style>
    <style:style style:name="P15" style:family="paragraph">
      <loext:graphic-properties draw:fill-color="#000000"/>
      <style:paragraph-properties fo:text-align="center"/>
    </style:style>
    <style:style style:name="P16" style:family="paragraph">
      <loext:graphic-properties draw:fill="none" draw:fill-color="#ffffff"/>
      <style:paragraph-properties fo:text-align="center"/>
      <style:text-properties style:font-name="RubFlama" fo:font-size="22pt" style:font-size-asian="22pt" style:font-size-complex="22pt"/>
    </style:style>
    <style:style style:name="P17" style:family="paragraph">
      <loext:graphic-properties draw:fill="gradient" draw:fill-color="#83caff" draw:fill-gradient-name="Gradient_20_7"/>
      <style:paragraph-properties fo:text-align="center"/>
      <style:text-properties style:font-name="RubFlama"/>
    </style:style>
    <style:style style:name="P18" style:family="paragraph">
      <loext:graphic-properties draw:fill="none" draw:fill-color="#83caff"/>
      <style:paragraph-properties fo:text-align="center"/>
    </style:style>
    <style:style style:name="P19" style:family="paragraph">
      <style:paragraph-properties fo:margin-top="0.2cm" fo:margin-bottom="0.2cm" fo:line-height="90%" fo:text-align="center"/>
    </style:style>
    <style:style style:name="P20" style:family="paragraph">
      <style:paragraph-properties fo:margin-top="0.4cm" fo:margin-bottom="0.4cm" fo:line-height="90%" fo:text-align="center"/>
    </style:style>
    <style:style style:name="P21" style:family="paragraph">
      <loext:graphic-properties draw:fill="solid" draw:fill-color="#83caff"/>
      <style:paragraph-properties fo:margin-top="0.2cm" fo:margin-bottom="0.2cm" fo:line-height="90%" fo:text-align="center"/>
      <style:text-properties style:font-name="RubFlama" fo:font-size="22pt" fo:font-weight="bold" style:font-size-asian="22pt" style:font-weight-asian="bold" style:font-size-complex="22pt" style:font-weight-complex="bold"/>
    </style:style>
    <style:style style:name="P22" style:family="paragraph">
      <loext:graphic-properties draw:fill="solid" draw:fill-color="#83caff"/>
      <style:paragraph-properties fo:line-height="90%" fo:text-align="center"/>
      <style:text-properties style:font-name="RubFlama" fo:font-size="22pt" fo:font-weight="bold" style:font-size-asian="22pt" style:font-weight-asian="bold" style:font-size-complex="22pt" style:font-weight-complex="bold"/>
    </style:style>
    <style:style style:name="P23" style:family="paragraph">
      <loext:graphic-properties draw:fill="solid" draw:fill-color="#83caff"/>
      <style:paragraph-properties fo:line-height="90%" fo:text-align="center"/>
      <style:text-properties fo:font-size="18pt"/>
    </style:style>
    <style:style style:name="P24" style:family="paragraph">
      <loext:graphic-properties draw:fill="solid" draw:fill-color="#ffffff"/>
      <style:paragraph-properties fo:line-height="90%" fo:text-align="center"/>
      <style:text-properties style:font-name="RubFlama" fo:font-size="22pt" style:font-size-asian="22pt" style:font-size-complex="22pt"/>
    </style:style>
    <style:style style:name="P25" style:family="paragraph">
      <loext:graphic-properties draw:fill="solid" draw:fill-color="#83caff"/>
      <style:paragraph-properties fo:text-align="center"/>
      <style:text-properties style:font-name="RubFlama" fo:font-size="28pt" style:font-size-asian="28pt" style:font-size-complex="28pt"/>
    </style:style>
    <style:style style:name="P26" style:family="paragraph">
      <loext:graphic-properties draw:fill="solid" draw:fill-color="#ffffff"/>
      <style:paragraph-properties fo:line-height="90%" fo:text-align="center"/>
      <style:text-properties style:use-window-font-color="true" style:font-name="RubFlama" fo:font-size="22pt" style:font-size-asian="22pt" style:font-size-complex="22pt"/>
    </style:style>
    <style:style style:name="P27" style:family="paragraph">
      <loext:graphic-properties draw:fill-color="#ffffff"/>
      <style:paragraph-properties fo:text-align="center"/>
      <style:text-properties style:font-name="RubFlama" fo:font-size="26pt" fo:font-weight="bold" style:font-size-asian="26pt" style:font-weight-asian="bold" style:font-size-complex="26pt" style:font-weight-complex="bold"/>
    </style:style>
    <style:style style:name="P28" style:family="paragraph">
      <style:paragraph-properties fo:margin-top="0cm" fo:margin-bottom="0cm" fo:line-height="90%" fo:text-align="center"/>
    </style:style>
    <style:style style:name="P29" style:family="paragraph">
      <loext:graphic-properties draw:fill="solid" draw:fill-color="#83caff"/>
      <style:paragraph-properties fo:margin-top="0.2cm" fo:margin-bottom="0.2cm" fo:line-height="90%" fo:text-align="center"/>
      <style:text-properties style:font-name="RubFlama" fo:font-size="22pt" fo:font-weight="normal" style:font-size-asian="22pt" style:font-weight-asian="normal" style:font-size-complex="22pt" style:font-weight-complex="normal"/>
    </style:style>
    <style:style style:name="P30" style:family="paragraph">
      <loext:graphic-properties draw:fill="solid" draw:fill-color="#ffff99"/>
      <style:paragraph-properties fo:text-align="center"/>
      <style:text-properties style:font-name="RubFlama" fo:font-size="32pt" fo:font-weight="bold" style:font-size-asian="32pt" style:font-weight-asian="bold" style:font-size-complex="32pt" style:font-weight-complex="bold"/>
    </style:style>
    <style:style style:name="P31" style:family="paragraph">
      <style:paragraph-properties fo:margin-top="0.2cm" fo:margin-bottom="0cm"/>
    </style:style>
    <style:style style:name="P32" style:family="paragraph">
      <style:paragraph-properties fo:margin-top="0.3cm" fo:margin-bottom="0cm"/>
    </style:style>
    <style:style style:name="P33" style:family="paragraph">
      <loext:graphic-properties draw:fill="none" draw:fill-color="#ffffff"/>
      <style:paragraph-properties fo:margin-top="0.2cm" fo:margin-bottom="0cm"/>
      <style:text-properties style:font-name="RubFlama" fo:font-size="26pt" style:font-size-asian="26pt" style:font-size-complex="26pt"/>
    </style:style>
    <style:style style:name="P34" style:family="paragraph">
      <loext:graphic-properties draw:fill="none" draw:fill-color="#ffffff"/>
      <style:text-properties style:font-name="RubFlama" fo:font-size="28pt" fo:font-weight="bold" style:font-size-asian="28pt" style:font-weight-asian="bold" style:font-size-complex="28pt" style:font-weight-complex="bold"/>
    </style:style>
    <style:style style:name="P35" style:family="paragraph">
      <loext:graphic-properties draw:fill="none" draw:fill-color="#ffffff"/>
      <style:paragraph-properties fo:line-height="90%" fo:text-align="center"/>
      <style:text-properties style:font-name="RubFlama" fo:font-size="22pt" style:font-size-asian="22pt" style:font-size-complex="22pt"/>
    </style:style>
    <style:style style:name="P36" style:family="paragraph">
      <style:paragraph-properties fo:line-height="90%" fo:text-align="start"/>
    </style:style>
    <style:style style:name="P37" style:family="paragraph">
      <loext:graphic-properties draw:fill="none" draw:fill-color="#ffffff"/>
      <style:paragraph-properties fo:line-height="90%" fo:text-align="start"/>
      <style:text-properties style:font-name="RubFlama" fo:font-size="22pt" style:font-size-asian="22pt" style:font-size-complex="22pt"/>
    </style:style>
    <style:style style:name="P38" style:family="paragraph">
      <style:paragraph-properties fo:line-height="120%" fo:text-align="start"/>
    </style:style>
    <style:style style:name="P39" style:family="paragraph">
      <loext:graphic-properties draw:fill="none" draw:fill-color="#ffffff"/>
      <style:paragraph-properties fo:line-height="120%" fo:text-align="start"/>
      <style:text-properties style:font-name="RubFlama" fo:font-size="22pt" style:font-size-asian="22pt" style:font-size-complex="22pt"/>
    </style:style>
    <style:style style:name="P40" style:family="paragraph">
      <style:paragraph-properties fo:line-height="80%" fo:text-align="start"/>
    </style:style>
    <style:style style:name="P41" style:family="paragraph">
      <loext:graphic-properties draw:fill="none" draw:fill-color="#ffffff"/>
      <style:paragraph-properties fo:line-height="80%" fo:text-align="start"/>
      <style:text-properties style:font-name="RubFlama" fo:font-size="22pt" style:font-size-asian="22pt" style:font-size-complex="22pt"/>
    </style:style>
    <style:style style:name="P42" style:family="paragraph">
      <style:paragraph-properties fo:line-height="100%" fo:text-align="start"/>
    </style:style>
    <style:style style:name="P43" style:family="paragraph">
      <loext:graphic-properties draw:fill="none" draw:fill-color="#ffffff"/>
      <style:paragraph-properties fo:line-height="100%" fo:text-align="start"/>
      <style:text-properties style:font-name="RubFlama" fo:font-size="22pt" style:font-size-asian="22pt" style:font-size-complex="22pt"/>
    </style:style>
    <style:style style:name="P44" style:family="paragraph">
      <style:paragraph-properties fo:text-align="start"/>
    </style:style>
    <style:style style:name="P45" style:family="paragraph">
      <loext:graphic-properties draw:fill="none" draw:fill-color="#ffffff"/>
      <style:paragraph-properties fo:text-align="start"/>
      <style:text-properties style:font-name="RubFlama" fo:font-size="22pt" style:font-size-asian="22pt" style:font-size-complex="22pt"/>
    </style:style>
    <style:style style:name="P46" style:family="paragraph">
      <loext:graphic-properties draw:fill="solid" draw:fill-color="#83caff"/>
      <style:paragraph-properties fo:text-align="center"/>
    </style:style>
    <style:style style:name="P47" style:family="paragraph">
      <loext:graphic-properties draw:fill-color="#ffffff"/>
    </style:style>
    <style:style style:name="T1" style:family="text">
      <style:text-properties style:font-name="RubFlama" fo:font-size="22pt" style:font-size-asian="22pt" style:font-size-complex="22pt"/>
    </style:style>
    <style:style style:name="T2" style:family="text">
      <style:text-properties style:font-name="RubFlama" fo:font-size="20pt" style:font-size-asian="20pt" style:font-size-complex="20pt"/>
    </style:style>
    <style:style style:name="T3" style:family="text">
      <style:text-properties style:font-name="RubFlama" fo:font-size="28pt" style:font-size-asian="28pt" style:font-size-complex="28pt"/>
    </style:style>
    <style:style style:name="T4" style:family="text">
      <style:text-properties style:font-name="RubFlama" fo:font-size="22pt" fo:font-weight="bold" style:font-size-asian="22pt" style:font-weight-asian="bold" style:font-size-complex="22pt" style:font-weight-complex="bold"/>
    </style:style>
    <style:style style:name="T5" style:family="text">
      <style:text-properties style:use-window-font-color="true" style:font-name="RubFlama" fo:font-size="22pt" fo:font-weight="bold" style:font-size-asian="22pt" style:font-weight-asian="bold" style:font-size-complex="22pt" style:font-weight-complex="bold"/>
    </style:style>
    <style:style style:name="T6" style:family="text">
      <style:text-properties style:use-window-font-color="true" style:font-name="RubFlama" fo:font-size="22pt" style:font-size-asian="22pt" style:font-size-complex="22pt"/>
    </style:style>
    <style:style style:name="T7" style:family="text">
      <style:text-properties style:font-name="RubFlama" fo:font-size="22pt" fo:font-style="italic" style:text-underline-style="solid" style:text-underline-width="auto" style:text-underline-color="font-color" fo:font-weight="normal" style:font-size-asian="22pt" style:font-style-asian="italic" style:font-weight-asian="normal" style:font-size-complex="22pt" style:font-style-complex="italic" style:font-weight-complex="normal"/>
    </style:style>
    <style:style style:name="T8" style:family="text">
      <style:text-properties style:font-name="RubFlama"/>
    </style:style>
    <style:style style:name="T9" style:family="text">
      <style:text-properties style:font-name="RubFlama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0" style:family="text">
      <style:text-properties style:font-name="RubFlama" fo:font-size="22pt" fo:font-style="italic" style:font-size-asian="22pt" style:font-style-asian="italic" style:font-size-complex="22pt" style:font-style-complex="italic"/>
    </style:style>
    <style:style style:name="T11" style:family="text">
      <style:text-properties fo:font-size="18pt" fo:font-style="normal" style:text-underline-style="none" style:font-style-asian="normal" style:font-style-complex="normal"/>
    </style:style>
    <style:style style:name="T12" style:family="text">
      <style:text-properties fo:font-size="18pt"/>
    </style:style>
    <style:style style:name="T13" style:family="text">
      <style:text-properties style:font-name="RubFlama" fo:font-size="22pt" fo:font-style="normal" style:text-underline-style="none" style:font-size-asian="22pt" style:font-style-asian="normal" style:font-size-complex="22pt" style:font-style-complex="normal"/>
    </style:style>
    <style:style style:name="T14" style:family="text">
      <style:text-properties style:font-name="RubFlama" fo:font-size="26pt" fo:font-weight="bold" style:font-size-asian="26pt" style:font-weight-asian="bold" style:font-size-complex="26pt" style:font-weight-complex="bold"/>
    </style:style>
    <style:style style:name="T15" style:family="text">
      <style:text-properties style:font-name="RubFlama" fo:font-size="22pt" fo:font-weight="normal" style:font-size-asian="22pt" style:font-weight-asian="normal" style:font-size-complex="22pt" style:font-weight-complex="normal"/>
    </style:style>
    <style:style style:name="T16" style:family="text">
      <style:text-properties style:font-name="RubFlama"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7" style:family="text">
      <style:text-properties style:font-name="RubFlama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8" style:family="text">
      <style:text-properties style:font-name="RubFlama" fo:font-size="32pt" fo:font-weight="bold" style:font-size-asian="32pt" style:font-weight-asian="bold" style:font-size-complex="32pt" style:font-weight-complex="bold"/>
    </style:style>
    <style:style style:name="T19" style:family="text">
      <style:text-properties style:font-name="RubFlama" fo:font-size="26pt" style:font-size-asian="26pt" style:font-size-complex="26pt"/>
    </style:style>
    <style:style style:name="T20" style:family="text">
      <style:text-properties style:font-name="RubFlama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2" xml:id="id3" draw:id="id3" draw:layer="layout" svg:width="8.232cm" svg:height="1.301cm" svg:x="35.068cm" svg:y="19.168cm">
          <text:p text:style-name="P1"><text:span text:style-name="T1">Specfem3D_Cartesia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8.232cm" svg:height="1.301cm" svg:x="35.068cm" svg:y="20.613cm">
          <text:p text:style-name="P1"><text:span text:style-name="T1">Specfem3D_GLOB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5" draw:id="id5" draw:layer="layout" svg:width="8.232cm" svg:height="1.301cm" svg:x="35.068cm" svg:y="22.058cm">
          <text:p text:style-name="P1"><text:span text:style-name="T1">NEXD (3D)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8.232cm" svg:height="1.878cm" svg:x="35.068cm" svg:y="23.521cm">
          <text:p text:style-name="P1"><text:span text:style-name="T2">… </text:span><text:span text:style-name="T2">extendable, e.g. </text:span></text:p>
          <text:p text:style-name="P1"><text:span text:style-name="T2">FD, spectral methods …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5" draw:layer="layout" svg:width="10.417cm" svg:height="2.723cm" svg:x="34.024cm" svg:y="9.545cm">
            <text:p text:style-name="P1"><text:span text:style-name="T3">solve forward problem</text:span><text:line-break/><text:span text:style-name="T1">(most expensive operation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6" draw:layer="layout" svg:width="10.441cm" svg:height="8.02cm" svg:x="34cm" svg:y="9.49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text-style-name="P7" draw:layer="layout" svg:width="10.476cm" svg:height="5.143cm" svg:x="34.024cm" svg:y="12.273cm">
            <draw:text-box>
              <text:p><text:span text:style-name="T1">external forward codes (self-defined ASKI interfaces),</text:span></text:p>
              <text:p><text:span text:style-name="T1">time- or frequency domain,</text:span></text:p>
              <text:p><text:span text:style-name="T1">may use different codes in different iterations of FWI</text:span></text:p>
            </draw:text-box>
          </draw:frame>
        </draw:g>
        <draw:custom-shape draw:style-name="gr6" draw:text-style-name="P9" xml:id="id6" draw:id="id6" draw:layer="layout" svg:width="5cm" svg:height="6cm" svg:x="12.7cm" svg:y="19.799cm">
          <text:p text:style-name="P8"><text:span text:style-name="T4">kernel </text:span><text:span text:style-name="T4"><text:line-break/></text:span><text:span text:style-name="T4">displacement</text:span><text:span text:style-name="T1"><text:line-break/></text:span><text:span text:style-name="T1">displ. / strain</text:span></text:p>
          <text:p text:style-name="P8"><text:span text:style-name="T1">spectra on</text:span></text:p>
          <text:p text:style-name="P8"><text:span text:style-name="T1">forward grid</text:span></text:p>
          <text:p text:style-name="P8"><text:span text:style-name="T1">for each</text:span></text:p>
          <text:p text:style-name="P8"><text:span text:style-name="T1">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9" xml:id="id7" draw:id="id7" draw:layer="layout" svg:width="5cm" svg:height="7.2cm" svg:x="17.7cm" svg:y="19.799cm">
          <text:p text:style-name="P8"><text:span text:style-name="T4">kernel</text:span><text:span text:style-name="T4"><text:line-break/></text:span><text:span text:style-name="T4">Green tensor</text:span><text:span text:style-name="T1"><text:line-break/></text:span><text:span text:style-name="T1">sngl. force</text:span></text:p>
          <text:p text:style-name="P8"><text:span text:style-name="T1">Green displ./</text:span></text:p>
          <text:p text:style-name="P8"><text:span text:style-name="T1">strain spectra</text:span></text:p>
          <text:p text:style-name="P8"><text:span text:style-name="T1">on forward</text:span></text:p>
          <text:p text:style-name="P8"><text:span text:style-name="T1">grid for each</text:span></text:p>
          <text:p text:style-name="P8"><text:span text:style-name="T1">rec. comp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xml:id="id8" draw:id="id8" draw:layer="layout" svg:width="6cm" svg:height="6.6cm" svg:x="22.7cm" svg:y="19.799cm">
          <text:p text:style-name="P10"><text:span text:style-name="T5">wavefield</text:span><text:span text:style-name="T5"><text:line-break/></text:span><text:span text:style-name="T5">points</text:span><text:span text:style-name="T6"><text:line-break/></text:span><text:span text:style-name="T6">forward grid</text:span></text:p>
          <text:p text:style-name="P8"><text:span text:style-name="T5">kernel</text:span><text:span text:style-name="T5"><text:line-break/></text:span><text:span text:style-name="T5">reference model</text:span><text:span text:style-name="T5"><text:line-break/></text:span><text:span text:style-name="T6">model on</text:span></text:p>
          <text:p text:style-name="P8"><text:span text:style-name="T6">forward gr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2" draw:layer="layout" draw:type="curve" svg:x1="35.068cm" svg:y1="18.348cm" svg:x2="30.1cm" svg:y2="16.349cm" draw:start-shape="id1" draw:start-glue-point="3" draw:end-shape="id2" draw:end-glue-point="1" svg:d="M35068 18348c-3745 0-1262-1999-4968-1999" svg:viewBox="0 0 4969 2000">
          <text:p/>
        </draw:connector>
        <draw:connector draw:style-name="gr9" draw:text-style-name="P12" draw:layer="layout" draw:type="curve" svg:x1="35.068cm" svg:y1="19.818cm" svg:x2="30.1cm" svg:y2="16.349cm" draw:start-shape="id3" draw:start-glue-point="3" draw:end-shape="id2" draw:end-glue-point="1" svg:d="M35068 19818c-3745 0-1262-3469-4968-3469" svg:viewBox="0 0 4969 3470">
          <text:p/>
        </draw:connector>
        <draw:connector draw:style-name="gr9" draw:text-style-name="P12" draw:layer="layout" draw:type="curve" svg:x1="35.068cm" svg:y1="21.263cm" svg:x2="30.1cm" svg:y2="16.349cm" draw:start-shape="id4" draw:start-glue-point="3" draw:end-shape="id2" draw:end-glue-point="1" svg:d="M35068 21263c-3745 0-1262-4914-4968-4914" svg:viewBox="0 0 4969 4915">
          <text:p/>
        </draw:connector>
        <draw:connector draw:style-name="gr9" draw:text-style-name="P12" draw:layer="layout" draw:type="curve" svg:x1="35.068cm" svg:y1="22.708cm" svg:x2="30.1cm" svg:y2="16.349cm" draw:start-shape="id5" draw:start-glue-point="3" draw:end-shape="id2" draw:end-glue-point="1" svg:d="M35068 22708c-3745 0-1262-6359-4968-6359" svg:viewBox="0 0 4969 6360">
          <text:p/>
        </draw:connector>
        <draw:custom-shape draw:style-name="gr1" draw:text-style-name="P2" xml:id="id1" draw:id="id1" draw:layer="layout" svg:width="8.232cm" svg:height="1.301cm" svg:x="35.068cm" svg:y="17.698cm">
          <text:p text:style-name="P1"><text:span text:style-name="T1">Gemini II (1D)</text:span></text:p>
          <draw:enhanced-geometry svg:viewBox="0 0 21600 21600" draw:type="rectangle" draw:enhanced-path="M 0 0 L 21600 0 21600 21600 0 21600 0 0 Z N"/>
        </draw:custom-shape>
        <draw:connector draw:style-name="gr10" draw:text-style-name="P12" draw:layer="layout" draw:type="curve" svg:x1="15.2cm" svg:y1="19.799cm" svg:x2="30cm" svg:y2="16.349cm" draw:start-shape="id6" draw:start-glue-point="0" draw:end-shape="id2" draw:end-glue-point="3" svg:d="M15200 19799c0-2300 4933-3450 14800-3450" svg:viewBox="0 0 14801 3451">
          <text:p/>
        </draw:connector>
        <draw:connector draw:style-name="gr11" draw:text-style-name="P12" draw:layer="layout" draw:type="curve" svg:x1="20.2cm" svg:y1="19.799cm" svg:x2="30cm" svg:y2="16.349cm" draw:start-shape="id7" draw:start-glue-point="0" draw:end-shape="id2" draw:end-glue-point="3" svg:d="M20200 19799c0-2300 3266-3450 9800-3450" svg:viewBox="0 0 9801 3451">
          <text:p/>
        </draw:connector>
        <draw:connector draw:style-name="gr12" draw:text-style-name="P12" draw:layer="layout" draw:type="curve" svg:x1="25.7cm" svg:y1="19.799cm" svg:x2="30cm" svg:y2="16.349cm" draw:start-shape="id8" draw:start-glue-point="0" draw:end-shape="id2" draw:end-glue-point="3" svg:d="M25700 19799c0-2300 1433-3450 4300-3450" svg:viewBox="0 0 4301 3451">
          <text:p/>
        </draw:connector>
        <draw:custom-shape draw:style-name="gr13" draw:text-style-name="P13" xml:id="id9" draw:id="id9" draw:layer="layout" svg:width="5cm" svg:height="3cm" svg:x="33.7cm" svg:y="36.099cm">
          <text:p text:style-name="P8"><text:span text:style-name="T6">spectral</text:span></text:p>
          <text:p text:style-name="P8"><text:span text:style-name="T6">synthetic</text:span></text:p>
          <text:p text:style-name="P8"><text:span text:style-name="T6">seismic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" draw:text-style-name="P14" draw:layer="layout" draw:type="curve" draw:line-skew="4.606cm" svg:x1="36.2cm" svg:y1="36.099cm" svg:x2="30.05cm" svg:y2="16.399cm" draw:start-shape="id9" draw:start-glue-point="0" draw:end-shape="id2" draw:end-glue-point="2" svg:d="M36200 36099c0-7885-6150 1964-6150-19700" svg:viewBox="0 0 6151 19701">
          <text:p/>
        </draw:connector>
        <draw:custom-shape draw:style-name="gr15" draw:text-style-name="P2" xml:id="id12" draw:id="id12" draw:layer="layout" svg:width="6.232cm" svg:height="2.03cm" draw:transform="rotate (1.5707963267949) translate (16.802cm 35.931cm)">
          <text:p text:style-name="P1"><text:span text:style-name="T1">Specfem3D</text:span></text:p>
          <text:p text:style-name="P1"><text:span text:style-name="T1">(Cart. and GLOB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3" xml:id="id13" draw:id="id13" draw:layer="layout" svg:width="6.232cm" svg:height="1.301cm" draw:transform="rotate (1.5707963267949) translate (18.992cm 35.931cm)">
          <text:p text:style-name="P1"><text:span text:style-name="T1">NEX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xml:id="id11" draw:id="id11" draw:layer="layout" svg:width="6.232cm" svg:height="1.301cm" draw:transform="rotate (1.5707963267949) translate (15.332cm 35.931cm)">
          <text:p text:style-name="P1"><text:span text:style-name="T1">Gemini I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xml:id="id16" draw:id="id16" draw:layer="layout" svg:width="5.232cm" svg:height="3.802cm" svg:x="15.2cm" svg:y="35.938cm">
          <text:p text:style-name="P1"><text:span text:style-name="T1">individual inter-</text:span></text:p>
          <text:p text:style-name="P1"><text:span text:style-name="T1">face routines</text:span></text:p>
          <text:p text:style-name="P1"><text:span text:style-name="T1">(for each for-</text:span></text:p>
          <text:p text:style-name="P1"><text:span text:style-name="T1">ward code)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xml:id="id10" draw:id="id10" draw:layer="layout" svg:width="0.1cm" svg:height="0.1cm" svg:x="17.9cm" svg:y="28.1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curve" svg:x1="15.2cm" svg:y1="25.799cm" svg:x2="17.95cm" svg:y2="28.199cm" draw:start-shape="id6" draw:start-glue-point="2" draw:end-shape="id10" draw:end-glue-point="0" svg:d="M15200 25799c0 1821 2750 621 2750 2400" svg:viewBox="0 0 2751 2401">
          <text:p/>
        </draw:connector>
        <draw:connector draw:style-name="gr9" draw:text-style-name="P12" draw:layer="layout" draw:type="curve" svg:x1="20.2cm" svg:y1="26.999cm" svg:x2="17.95cm" svg:y2="28.199cm" draw:start-shape="id7" draw:start-glue-point="2" draw:end-shape="id10" draw:end-glue-point="0" svg:d="M20200 26999c0 921-2250 321-2250 1200" svg:viewBox="0 0 2251 1201">
          <text:p/>
        </draw:connector>
        <draw:connector draw:style-name="gr9" draw:text-style-name="P12" draw:layer="layout" draw:type="curve" draw:line-skew="0.29cm" svg:x1="25.7cm" svg:y1="26.399cm" svg:x2="17.95cm" svg:y2="28.199cm" draw:start-shape="id8" draw:start-glue-point="2" draw:end-shape="id10" draw:end-glue-point="0" svg:d="M25700 26399c0 1806-7750 906-7750 1800" svg:viewBox="0 0 7751 1801">
          <text:p/>
        </draw:connector>
        <draw:connector draw:style-name="gr19" draw:text-style-name="P12" draw:layer="layout" draw:type="curve" svg:x1="17.95cm" svg:y1="28.299cm" svg:x2="15.982cm" svg:y2="29.699cm" draw:start-shape="id10" draw:start-glue-point="2" draw:end-shape="id11" draw:end-glue-point="1" svg:d="M17950 28299c0 1030-1968 331-1968 1400" svg:viewBox="0 0 1969 1401">
          <text:p/>
        </draw:connector>
        <draw:connector draw:style-name="gr20" draw:text-style-name="P12" draw:layer="layout" draw:type="curve" svg:x1="17.95cm" svg:y1="28.299cm" svg:x2="17.817cm" svg:y2="29.699cm" draw:start-shape="id10" draw:start-glue-point="2" draw:end-shape="id12" draw:end-glue-point="1" svg:d="M17950 28299c0 1030-133 331-133 1400" svg:viewBox="0 0 134 1401">
          <text:p/>
        </draw:connector>
        <draw:connector draw:style-name="gr19" draw:text-style-name="P12" draw:layer="layout" draw:type="curve" svg:x1="17.95cm" svg:y1="28.299cm" svg:x2="19.642cm" svg:y2="29.699cm" draw:start-shape="id10" draw:start-glue-point="2" draw:end-shape="id13" draw:end-glue-point="1" svg:d="M17950 28299c0 1030 1692 331 1692 1400" svg:viewBox="0 0 1693 1401">
          <text:p/>
        </draw:connector>
        <draw:custom-shape draw:style-name="gr18" draw:text-style-name="P15" xml:id="id2" draw:id="id2" draw:layer="layout" svg:width="0.1cm" svg:height="0.1cm" svg:x="30cm" svg:y="16.2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17" draw:id="id17">
          <draw:frame draw:style-name="gr21" draw:text-style-name="P16" draw:layer="layout" svg:width="12cm" svg:height="3.979cm" svg:x="16.2cm" svg:y="51.404cm">
            <draw:text-box>
              <text:p><text:span text:style-name="T1">combine displ./strain spectra for each source-receiver pair, </text:span><text:span text:style-name="T1"><text:line-break/></text:span><text:span text:style-name="T1">optionally </text:span><text:span text:style-name="T7">pre-integrate</text:span><text:span text:style-name="T1"> onto inversion grid</text:span></text:p>
            </draw:text-box>
          </draw:frame>
          <draw:custom-shape draw:style-name="gr22" draw:text-style-name="P17" draw:layer="layout" svg:width="12cm" svg:height="3.5cm" svg:x="16.2cm" svg:y="47.899cm">
            <text:p text:style-name="P1"><text:span text:style-name="T3">compute spectral</text:span></text:p>
            <text:p text:style-name="P1"><text:span text:style-name="T3">waveform kernels</text:span><text:span text:style-name="T8"><text:line-break/></text:span><text:span text:style-name="T1">(moderate costs)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8" draw:layer="layout" svg:width="12cm" svg:height="7.5cm" svg:x="16.2cm" svg:y="47.89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4" draw:text-style-name="P21" xml:id="id19" draw:id="id19" draw:layer="layout" svg:width="7.5cm" svg:height="6.5cm" svg:x="25.7cm" svg:y="59.399cm">
          <text:p text:style-name="P19"><text:span text:style-name="T4">spectral kernels on</text:span><text:span text:style-name="T4"><text:line-break/></text:span><text:span text:style-name="T4">forward grid</text:span></text:p>
          <text:p text:style-name="P20"><text:span text:style-name="T9">and/or</text:span></text:p>
          <text:p text:style-name="P8"><text:span text:style-name="T4">pre-integrated</text:span><text:span text:style-name="T4"><text:line-break/></text:span><text:span text:style-name="T4">spectral kernels</text:span><text:span text:style-name="T4"><text:line-break/></text:span><text:span text:style-name="T4">on inversion gr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22" xml:id="id22" draw:id="id22" draw:layer="layout" svg:width="6.5cm" svg:height="3cm" svg:x="49.2cm" svg:y="39.899cm">
          <text:p text:style-name="P8"><text:span text:style-name="T1">structural elastic</text:span></text:p>
          <text:p text:style-name="P8"><text:span text:style-name="T1">earth model on</text:span></text:p>
          <text:p text:style-name="P8"><text:span text:style-name="T10">inversion</text:span><text:span text:style-name="T1"> </text:span><text:span text:style-name="T10">gr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3" xml:id="id26" draw:id="id26" draw:layer="layout" svg:width="2.6cm" svg:height="1.8cm" svg:x="62.7cm" svg:y="24.1cm">
          <text:p text:style-name="P8"><text:span text:style-name="T11">final</text:span></text:p>
          <text:p text:style-name="P8"><text:span text:style-name="T12">mode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4" xml:id="id29" draw:id="id29" draw:layer="layout" svg:width="5.8cm" svg:height="2cm" svg:x="50.8cm" svg:y="20.299cm">
          <text:p text:style-name="P8"><text:span text:style-name="T13">starting</text:span><text:span text:style-name="T1"> model,</text:span></text:p>
          <text:p text:style-name="P8"><text:span text:style-name="T1">external form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xml:id="id28" draw:id="id28" draw:layer="layout" svg:width="6.5cm" svg:height="3cm" svg:x="49.2cm" svg:y="13.399cm">
          <text:p text:style-name="P8"><text:span text:style-name="T1">structural elastic</text:span></text:p>
          <text:p text:style-name="P8"><text:span text:style-name="T1">earth model on</text:span></text:p>
          <text:p text:style-name="P8"><text:span text:style-name="T10">forward</text:span><text:span text:style-name="T1"> </text:span><text:span text:style-name="T10">gri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575.6515530167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20" draw:id="id20">
          <draw:custom-shape draw:style-name="gr29" draw:text-style-name="P25" draw:layer="layout" svg:width="11.5cm" svg:height="2.72cm" svg:x="34.7cm" svg:y="45.399cm">
            <text:p text:style-name="P1"><text:span text:style-name="T3">FWI: derive model update</text:span><text:span text:style-name="T3"><text:line-break/></text:span><text:span text:style-name="T1">(relatively cheap)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18" draw:layer="layout" svg:width="11.5cm" svg:height="9cm" svg:x="34.7cm" svg:y="45.399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7" draw:layer="layout" svg:width="11.351cm" svg:height="5.844cm" svg:x="34.7cm" svg:y="48.199cm">
            <draw:text-box>
              <text:p><text:span text:style-name="T1">solve linear system of equations in least-squares sense,</text:span><text:span text:style-name="T1"><text:line-break/></text:span><text:span text:style-name="T1">add regularization constrains,</text:span></text:p>
              <text:p><text:span text:style-name="T10">repeat</text:span><text:span text:style-name="T1"> at low costs (altering regularization, data weighting, selection of data-subsets, ...)</text:span></text:p>
            </draw:text-box>
          </draw:frame>
        </draw:g>
        <draw:custom-shape draw:style-name="gr13" draw:text-style-name="P13" xml:id="id15" draw:id="id15" draw:layer="layout" svg:width="5cm" svg:height="3cm" svg:x="8.7cm" svg:y="45.899cm">
          <text:p text:style-name="P8"><text:span text:style-name="T6">integration</text:span><text:span text:style-name="T6"><text:line-break/></text:span><text:span text:style-name="T6">weigh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xml:id="id14" draw:id="id14" draw:layer="layout" svg:width="5cm" svg:height="3cm" svg:x="1.7cm" svg:y="51.899cm">
          <text:p text:style-name="P8"><text:span text:style-name="T6">inversion</text:span><text:span text:style-name="T6"><text:line-break/></text:span><text:span text:style-name="T6">gr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xml:id="id21" draw:id="id21" draw:layer="layout" svg:width="5cm" svg:height="3cm" svg:x="27.9cm" svg:y="36.099cm">
          <text:p text:style-name="P8"><text:span text:style-name="T6">filters for</text:span></text:p>
          <text:p text:style-name="P8"><text:span text:style-name="T6">synthetic</text:span><text:span text:style-name="T6"><text:line-break/></text:span><text:span text:style-name="T6">wavefield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3" xml:id="id25" draw:id="id25" draw:layer="layout" svg:width="5cm" svg:height="3cm" svg:x="40.2cm" svg:y="36.099cm">
          <text:p text:style-name="P8"><text:span text:style-name="T6">spectral</text:span><text:span text:style-name="T6"><text:line-break/></text:span><text:span text:style-name="T6">measured</text:span><text:span text:style-name="T6"><text:line-break/></text:span><text:span text:style-name="T6">seismic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" draw:text-style-name="P26" xml:id="id30" draw:id="id30" draw:layer="layout" svg:width="8.5cm" svg:height="3cm" svg:x="41.2cm" svg:y="27.499cm">
          <text:p text:style-name="P8"><text:span text:style-name="T6">time-domain measured</text:span><text:span text:style-name="T6"><text:line-break/></text:span><text:span text:style-name="T6">seismic data, filtered,</text:span><text:span text:style-name="T6"><text:line-break/></text:span><text:span text:style-name="T6">external forma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2" draw:layer="layout" draw:type="curve" svg:x1="4.2cm" svg:y1="51.899cm" svg:x2="11.2cm" svg:y2="48.899cm" draw:start-shape="id14" draw:start-glue-point="0" draw:end-shape="id15" draw:end-glue-point="2" svg:d="M4200 51899c0-2248 7000-749 7000-3000" svg:viewBox="0 0 7001 3001">
          <text:p/>
        </draw:connector>
        <draw:connector draw:style-name="gr19" draw:text-style-name="P12" draw:layer="layout" draw:type="curve" svg:x1="17.816cm" svg:y1="39.74cm" svg:x2="11.2cm" svg:y2="45.899cm" draw:start-shape="id16" draw:end-shape="id15" draw:end-glue-point="0" svg:d="M17816 39740c0 4620-6616 1541-6616 6159" svg:viewBox="0 0 6617 6160">
          <text:p/>
        </draw:connector>
        <draw:connector draw:style-name="gr19" draw:text-style-name="P12" draw:layer="layout" draw:type="curve" svg:x1="17.816cm" svg:y1="39.74cm" svg:x2="22.2cm" svg:y2="47.899cm" draw:start-shape="id16" draw:start-glue-point="2" draw:end-shape="id17" draw:end-glue-point="0" svg:d="M17816 39740c0 6120 4384 2041 4384 8159" svg:viewBox="0 0 4385 8160">
          <text:p/>
        </draw:connector>
        <draw:connector draw:style-name="gr19" draw:text-style-name="P12" draw:layer="layout" draw:type="curve" svg:x1="13.7cm" svg:y1="47.399cm" svg:x2="16.2cm" svg:y2="51.649cm" draw:start-shape="id15" draw:start-glue-point="1" draw:end-shape="id17" draw:end-glue-point="3" svg:d="M13700 47399c1876 0 627 4250 2500 4250" svg:viewBox="0 0 2501 4251">
          <text:p/>
        </draw:connector>
        <draw:g xml:id="id18" draw:id="id18">
          <draw:custom-shape draw:style-name="gr33" draw:text-style-name="P25" draw:layer="layout" svg:width="11.5cm" svg:height="3.5cm" svg:x="4.5cm" svg:y="58.199cm">
            <text:p text:style-name="P1"><text:span text:style-name="T3">plot kernels (or other</text:span><text:span text:style-name="T3"><text:line-break/></text:span><text:span text:style-name="T3">quantities) on</text:span><text:span text:style-name="T3"><text:line-break/></text:span><text:span text:style-name="T3">inversion / forward grid 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18" draw:layer="layout" svg:width="11.5cm" svg:height="11.2cm" svg:x="4.5cm" svg:y="58.199cm">
            <text:p/>
            <draw:enhanced-geometry svg:viewBox="0 0 21600 21600" draw:type="rectangle" draw:enhanced-path="M 0 0 L 21600 0 21600 21600 0 21600 0 0 Z N"/>
          </draw:custom-shape>
          <draw:frame draw:style-name="gr35" draw:text-style-name="P7" draw:layer="layout" svg:width="11.351cm" svg:height="7.707cm" svg:x="4.5cm" svg:y="61.699cm">
            <draw:text-box>
              <text:p><text:span text:style-name="T1">Plot any quantities given on inversion grid (e.g. pre-integra-ted kernels, inverted models) or given on forward grid (e.g. background model from forward method, kernels on forward grid) by generating</text:span></text:p>
              <text:p><text:span text:style-name="T1">vtk files (use e.g. Paraview)</text:span></text:p>
            </draw:text-box>
          </draw:frame>
        </draw:g>
        <draw:connector draw:style-name="gr19" draw:text-style-name="P12" draw:layer="layout" draw:type="curve" svg:x1="4.2cm" svg:y1="54.899cm" svg:x2="10.25cm" svg:y2="58.199cm" draw:start-shape="id14" draw:start-glue-point="2" draw:end-shape="id18" draw:end-glue-point="0" svg:d="M4200 54899c0 2476 6050 827 6050 3300" svg:viewBox="0 0 6051 3301">
          <text:p/>
        </draw:connector>
        <draw:connector draw:style-name="gr19" draw:text-style-name="P12" draw:layer="layout" draw:type="curve" svg:x1="22.2cm" svg:y1="55.399cm" svg:x2="29.45cm" svg:y2="59.399cm" draw:start-shape="id17" draw:end-shape="id19" draw:end-glue-point="0" svg:d="M22200 55399c0 2961 7250 961 7250 4000" svg:viewBox="0 0 7251 4001">
          <text:p/>
        </draw:connector>
        <draw:connector draw:style-name="gr19" draw:text-style-name="P12" draw:layer="layout" draw:type="curve" svg:x1="25.7cm" svg:y1="62.649cm" svg:x2="16cm" svg:y2="63.802cm" draw:start-shape="id19" draw:start-glue-point="3" draw:end-shape="id18" draw:end-glue-point="1" svg:d="M25700 62649c-7314 0-2464 1153-9700 1153" svg:viewBox="0 0 9701 1154">
          <text:p/>
        </draw:connector>
        <draw:connector draw:style-name="gr19" draw:text-style-name="P12" draw:layer="layout" draw:type="curve" svg:x1="33.2cm" svg:y1="62.649cm" svg:x2="40.45cm" svg:y2="54.399cm" draw:start-shape="id19" draw:start-glue-point="1" draw:end-shape="id20" draw:end-glue-point="2" svg:d="M33200 62649c4834 0 7250-2750 7250-8250" svg:viewBox="0 0 7251 8251">
          <text:p/>
        </draw:connector>
        <draw:connector draw:style-name="gr19" draw:text-style-name="P12" draw:layer="layout" draw:type="curve" svg:x1="30.4cm" svg:y1="39.099cm" svg:x2="40.45cm" svg:y2="45.399cm" draw:start-shape="id21" draw:start-glue-point="2" draw:end-shape="id20" draw:end-glue-point="0" svg:d="M30400 39099c0 4726 10050 1577 10050 6300" svg:viewBox="0 0 10051 6301">
          <text:p/>
        </draw:connector>
        <draw:connector draw:style-name="gr19" draw:text-style-name="P12" draw:layer="layout" draw:type="curve" draw:line-skew="-1.101cm" svg:x1="36.2cm" svg:y1="39.099cm" svg:x2="40.45cm" svg:y2="45.399cm" draw:start-shape="id9" draw:start-glue-point="2" draw:end-shape="id20" draw:end-glue-point="0" svg:d="M36200 39099c0 3075 4250-75 4250 6300" svg:viewBox="0 0 4251 6301">
          <text:p/>
        </draw:connector>
        <draw:g xml:id="id24" draw:id="id24">
          <draw:custom-shape draw:style-name="gr36" draw:text-style-name="P25" draw:layer="layout" svg:width="12.5cm" svg:height="2cm" svg:x="51.738cm" svg:y="45.899cm">
            <text:p text:style-name="P1"><text:span text:style-name="T3">misfit analysis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18" draw:layer="layout" svg:width="12.5cm" svg:height="8cm" svg:x="51.738cm" svg:y="45.899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7" draw:layer="layout" svg:width="12.5cm" svg:height="5.844cm" svg:x="51.738cm" svg:y="47.899cm">
            <draw:text-box>
              <text:p><text:span text:style-name="T1">the modularized structure of ASKI and the relatively cheap derivation of a model update (applying different regularization) allows for Occam's method to investigate the behaviour of the non-linear misfit</text:span></text:p>
            </draw:text-box>
          </draw:frame>
        </draw:g>
        <draw:custom-shape draw:style-name="gr38" draw:text-style-name="P27" xml:id="id23" draw:id="id23" draw:layer="layout" svg:width="7cm" svg:height="2.5cm" svg:x="46.7cm" svg:y="34.399cm">
          <text:p text:style-name="P1"><text:span text:style-name="T14">iterate FWI?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2" draw:layer="layout" draw:type="curve" svg:x1="40.45cm" svg:y1="45.399cm" svg:x2="49.2cm" svg:y2="41.399cm" draw:start-shape="id20" draw:start-glue-point="0" draw:end-shape="id22" draw:end-glue-point="3" svg:d="M40450 45399c0-2667 2916-4000 8750-4000" svg:viewBox="0 0 8751 4001">
          <text:p/>
        </draw:connector>
        <draw:connector draw:style-name="gr19" draw:text-style-name="P12" draw:layer="layout" draw:type="curve" svg:x1="52.45cm" svg:y1="39.899cm" svg:x2="50.2cm" svg:y2="36.899cm" draw:start-shape="id22" draw:start-glue-point="0" draw:end-shape="id23" draw:end-glue-point="8" svg:d="M52450 39899c0-2248-2250-749-2250-3000" svg:viewBox="0 0 2251 3001">
          <text:p/>
        </draw:connector>
        <draw:connector draw:style-name="gr19" draw:text-style-name="P12" draw:layer="layout" draw:type="curve" svg:x1="57.988cm" svg:y1="45.899cm" svg:x2="53.7cm" svg:y2="35.649cm" draw:start-shape="id24" draw:start-glue-point="0" draw:end-shape="id23" draw:end-glue-point="10" svg:d="M57988 45899c0-6834-1429-10250-4288-10250" svg:viewBox="0 0 4289 10251">
          <text:p/>
        </draw:connector>
        <draw:connector draw:style-name="gr19" draw:text-style-name="P12" draw:layer="layout" draw:type="curve" svg:x1="42.7cm" svg:y1="39.099cm" svg:x2="40.45cm" svg:y2="45.399cm" draw:start-shape="id25" draw:start-glue-point="2" draw:end-shape="id20" svg:d="M42700 39099c0 4726-2250 1577-2250 6300" svg:viewBox="0 0 2251 6301">
          <text:p/>
        </draw:connector>
        <draw:connector draw:style-name="gr19" draw:text-style-name="P12" draw:layer="layout" draw:type="curve" svg:x1="50.2cm" svg:y1="34.399cm" svg:x2="62.7cm" svg:y2="25cm" draw:start-shape="id23" draw:start-glue-point="4" draw:end-shape="id26" draw:end-glue-point="3" svg:d="M50200 34399c0-6266 4166-9399 12500-9399" svg:viewBox="0 0 12501 9400">
          <text:p/>
        </draw:connector>
        <draw:connector draw:style-name="gr19" draw:text-style-name="P12" draw:layer="layout" draw:type="curve" svg:x1="58.83cm" svg:y1="16.999cm" svg:x2="55.7cm" svg:y2="14.899cm" draw:start-shape="id27" draw:start-glue-point="0" draw:end-shape="id28" draw:end-glue-point="1" svg:d="M58830 16999c0-1400-1043-2100-3130-2100" svg:viewBox="0 0 3131 2101">
          <text:p/>
        </draw:connector>
        <draw:connector draw:style-name="gr19" draw:text-style-name="P12" draw:layer="layout" draw:type="curve" svg:x1="49.2cm" svg:y1="14.899cm" svg:x2="43.3cm" svg:y2="19.818cm" draw:start-shape="id28" draw:start-glue-point="3" draw:end-shape="id3" draw:end-glue-point="1" svg:d="M49200 14899c-4425 0-1475 4919-5900 4919" svg:viewBox="0 0 5901 4920">
          <text:p/>
        </draw:connector>
        <draw:connector draw:style-name="gr19" draw:text-style-name="P12" draw:layer="layout" draw:type="curve" svg:x1="49.2cm" svg:y1="14.899cm" svg:x2="43.3cm" svg:y2="21.263cm" draw:start-shape="id28" draw:start-glue-point="3" draw:end-shape="id4" draw:end-glue-point="1" svg:d="M49200 14899c-4425 0-1475 6364-5900 6364" svg:viewBox="0 0 5901 6365">
          <text:p/>
        </draw:connector>
        <draw:connector draw:style-name="gr19" draw:text-style-name="P12" draw:layer="layout" draw:type="curve" svg:x1="49.2cm" svg:y1="14.899cm" svg:x2="43.3cm" svg:y2="22.708cm" draw:start-shape="id28" draw:start-glue-point="3" draw:end-shape="id5" draw:end-glue-point="1" svg:d="M49200 14899c-4425 0-1475 7809-5900 7809" svg:viewBox="0 0 5901 7810">
          <text:p/>
        </draw:connector>
        <draw:connector draw:style-name="gr19" draw:text-style-name="P12" draw:layer="layout" draw:type="curve" svg:x1="53.7cm" svg:y1="20.299cm" svg:x2="43.3cm" svg:y2="18.348cm" draw:start-shape="id29" draw:start-glue-point="0" draw:end-shape="id1" draw:end-glue-point="1" svg:d="M53700 20299c0-1301-3466-1951-10400-1951" svg:viewBox="0 0 10401 1952">
          <text:p/>
        </draw:connector>
        <draw:connector draw:style-name="gr19" draw:text-style-name="P12" draw:layer="layout" draw:type="curve" svg:x1="53.7cm" svg:y1="20.299cm" svg:x2="43.3cm" svg:y2="19.818cm" draw:start-shape="id29" draw:start-glue-point="0" draw:end-shape="id3" draw:end-glue-point="1" svg:d="M53700 20299c0-790-3325-658-4519-581s-256 100-5881 100" svg:viewBox="0 0 10401 641">
          <text:p/>
        </draw:connector>
        <draw:connector draw:style-name="gr19" draw:text-style-name="P12" draw:layer="layout" draw:type="curve" svg:x1="53.7cm" svg:y1="20.299cm" svg:x2="43.3cm" svg:y2="21.263cm" draw:start-shape="id29" draw:start-glue-point="0" draw:end-shape="id4" draw:end-glue-point="1" svg:d="M53700 20299c0-790-3325-658-4519-220s-256 1184-5881 1184" svg:viewBox="0 0 10401 1536">
          <text:p/>
        </draw:connector>
        <draw:connector draw:style-name="gr19" draw:text-style-name="P12" draw:layer="layout" draw:type="curve" svg:x1="53.7cm" svg:y1="20.299cm" svg:x2="43.3cm" svg:y2="22.708cm" draw:start-shape="id29" draw:start-glue-point="0" draw:end-shape="id5" draw:end-glue-point="1" svg:d="M53700 20299c0-790-3325-659-4519 141s-256 2268-5881 2268" svg:viewBox="0 0 10401 2940">
          <text:p/>
        </draw:connector>
        <draw:connector draw:style-name="gr19" draw:text-style-name="P12" draw:layer="layout" draw:type="curve" svg:x1="45.45cm" svg:y1="30.499cm" svg:x2="42.7cm" svg:y2="36.099cm" draw:start-shape="id30" draw:start-glue-point="2" draw:end-shape="id25" draw:end-glue-point="0" svg:d="M45450 30499c0 4201-2750 1402-2750 5600" svg:viewBox="0 0 2751 5601">
          <text:p/>
        </draw:connector>
        <draw:g xml:id="id31" draw:id="id31">
          <draw:custom-shape draw:style-name="gr29" draw:text-style-name="P25" draw:layer="layout" svg:width="11.5cm" svg:height="2.72cm" svg:x="18.2cm" svg:y="69.899cm">
            <text:p text:style-name="P1"><text:span text:style-name="T3">transform kernels to</text:span><text:span text:style-name="T3"><text:line-break/></text:span><text:span text:style-name="T3">time domain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18" draw:layer="layout" svg:width="11.5cm" svg:height="6cm" svg:x="18.2cm" svg:y="69.899cm">
            <text:p/>
            <draw:enhanced-geometry svg:viewBox="0 0 21600 21600" draw:type="rectangle" draw:enhanced-path="M 0 0 L 21600 0 21600 21600 0 21600 0 0 Z N"/>
          </draw:custom-shape>
          <draw:frame draw:style-name="gr40" draw:text-style-name="P7" draw:layer="layout" svg:width="12cm" svg:height="3.047cm" svg:x="18.2cm" svg:y="72.699cm">
            <draw:text-box>
              <text:p><text:span text:style-name="T1">for more intuitive sensitivity analysis, the spectral kernels can be transformed to time domain</text:span></text:p>
            </draw:text-box>
          </draw:frame>
        </draw:g>
        <draw:custom-shape draw:style-name="gr41" draw:text-style-name="P29" xml:id="id32" draw:id="id32" draw:layer="layout" svg:width="6.5cm" svg:height="5.5cm" svg:x="9.7cm" svg:y="70.899cm">
          <text:p text:style-name="P19"><text:span text:style-name="T15">time kernels on</text:span><text:span text:style-name="T15"><text:line-break/></text:span><text:span text:style-name="T15">forward grid</text:span></text:p>
          <text:p text:style-name="P28"><text:span text:style-name="T16">and/or</text:span></text:p>
          <text:p text:style-name="P8"><text:span text:style-name="T15">pre-integrated</text:span><text:span text:style-name="T15"><text:line-break/></text:span><text:span text:style-name="T15">spectral kernels</text:span><text:span text:style-name="T15"><text:line-break/></text:span><text:span text:style-name="T15">on inversion gri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9" draw:text-style-name="P12" draw:layer="layout" draw:type="curve" svg:x1="18.2cm" svg:y1="72.899cm" svg:x2="16.2cm" svg:y2="73.649cm" draw:start-shape="id31" draw:end-shape="id32" draw:end-glue-point="1" svg:d="M18200 72899c-1498 0-499 750-2000 750" svg:viewBox="0 0 2001 751">
          <text:p/>
        </draw:connector>
        <draw:connector draw:style-name="gr19" draw:text-style-name="P12" draw:layer="layout" draw:type="curve" svg:x1="12.95cm" svg:y1="70.899cm" svg:x2="10.25cm" svg:y2="69.406cm" draw:start-shape="id32" draw:start-glue-point="0" draw:end-shape="id18" draw:end-glue-point="2" svg:d="M12950 70899c0-1125-2700-379-2700-1493" svg:viewBox="0 0 2701 1494">
          <text:p/>
        </draw:connector>
        <draw:connector draw:style-name="gr19" draw:text-style-name="P12" draw:layer="layout" draw:type="curve" svg:x1="29.45cm" svg:y1="65.899cm" svg:x2="24.2cm" svg:y2="69.899cm" draw:start-shape="id19" draw:start-glue-point="2" draw:end-shape="id31" draw:end-glue-point="0" svg:d="M29450 65899c0 3040-5250 1041-5250 4000" svg:viewBox="0 0 5251 4001">
          <text:p/>
        </draw:connector>
        <draw:g xml:id="id33" draw:id="id33">
          <draw:custom-shape draw:style-name="gr42" draw:text-style-name="P30" draw:layer="layout" svg:width="23.917cm" svg:height="3.5cm" svg:x="42.2cm" svg:y="57.599cm">
            <text:p text:style-name="P1"><text:span text:style-name="T17">Extending ASKI:</text:span><text:span text:style-name="T17"><text:line-break/></text:span><text:span text:style-name="T18">any sensitivity/resolution analysis is possible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18" draw:layer="layout" svg:width="23.917cm" svg:height="10cm" svg:x="42.2cm" svg:y="57.599cm">
            <text:p/>
            <draw:enhanced-geometry svg:viewBox="0 0 21600 21600" draw:type="rectangle" draw:enhanced-path="M 0 0 L 21600 0 21600 21600 0 21600 0 0 Z N"/>
          </draw:custom-shape>
          <draw:frame draw:style-name="gr44" draw:text-style-name="P33" draw:layer="layout" svg:width="24.5cm" svg:height="6.1cm" svg:x="42.2cm" svg:y="61.199cm">
            <draw:text-box>
              <text:p text:style-name="P31"><text:span text:style-name="T19">any analysis based on the sensitivity matrix can be done in the frame-work of ASKI (even could do full SVD etc.). </text:span></text:p>
              <text:p text:style-name="P32"><text:span text:style-name="T19">ASKI is easily extendable: build new programs using the object-oriented software library written in modern FORTRAN and Python</text:span></text:p>
            </draw:text-box>
          </draw:frame>
        </draw:g>
        <draw:connector draw:style-name="gr19" draw:text-style-name="P12" draw:layer="layout" draw:type="curve" svg:x1="33.2cm" svg:y1="62.649cm" svg:x2="42.2cm" svg:y2="62.599cm" draw:start-shape="id19" draw:start-glue-point="1" draw:end-shape="id33" draw:end-glue-point="3" svg:d="M33200 62649c6780 0 2280-50 9000-50" svg:viewBox="0 0 9001 51">
          <text:p/>
        </draw:connector>
        <draw:g>
          <draw:frame draw:style-name="gr45" draw:text-style-name="P34" draw:layer="layout" svg:width="9.223cm" svg:height="1.441cm" svg:x="57.028cm" svg:y="33.678cm">
            <draw:text-box>
              <text:p><text:span text:style-name="T20">ASKI main package</text:span></text:p>
            </draw:text-box>
          </draw:frame>
          <draw:frame draw:style-name="gr46" draw:text-style-name="P34" draw:layer="layout" svg:width="11.771cm" svg:height="1.441cm" svg:x="53.929cm" svg:y="29.879cm">
            <draw:text-box>
              <text:p><text:span text:style-name="T20">external ASKI extensions</text:span></text:p>
            </draw:text-box>
          </draw:frame>
          <draw:line draw:style-name="gr47" draw:text-style-name="P12" draw:layer="layout" svg:x1="66.428cm" svg:y1="31.278cm" svg:x2="66.428cm" svg:y2="28.278cm">
            <text:p/>
          </draw:line>
          <draw:line draw:style-name="gr48" draw:text-style-name="P12" draw:layer="layout" svg:x1="66.528cm" svg:y1="36.699cm" svg:x2="66.528cm" svg:y2="33.699cm">
            <text:p/>
          </draw:line>
        </draw:g>
        <draw:frame draw:style-name="gr49" draw:text-style-name="P35" draw:layer="layout" svg:width="3.27cm" svg:height="2.021cm" svg:x="58.7cm" svg:y="25.378cm">
          <draw:text-box>
            <text:p text:style-name="P8"><text:span text:style-name="T4">NO: </text:span><text:span text:style-name="T15">FWI</text:span><text:span text:style-name="T1"><text:line-break/></text:span><text:span text:style-name="T1">finished</text:span></text:p>
          </draw:text-box>
        </draw:frame>
        <draw:frame draw:style-name="gr50" draw:text-style-name="P37" draw:layer="layout" svg:width="4.401cm" svg:height="2.021cm" svg:x="12.7cm" svg:y="43.399cm">
          <draw:text-box>
            <text:p text:style-name="P36"><text:span text:style-name="T1">get forward</text:span><text:span text:style-name="T1"><text:line-break/></text:span><text:span text:style-name="T1">grid</text:span></text:p>
          </draw:text-box>
        </draw:frame>
        <draw:frame draw:style-name="gr51" draw:text-style-name="P39" draw:layer="layout" svg:width="4.367cm" svg:height="2.301cm" svg:x="5.2cm" svg:y="49.199cm">
          <draw:text-box>
            <text:p text:style-name="P38"><text:span text:style-name="T1">provide cell</text:span><text:span text:style-name="T1"><text:line-break/></text:span><text:span text:style-name="T1">geometry</text:span></text:p>
          </draw:text-box>
        </draw:frame>
        <draw:frame draw:style-name="gr52" draw:text-style-name="P37" draw:layer="layout" svg:width="11.4cm" svg:height="2.859cm" svg:x="5.2cm" svg:y="54.799cm">
          <draw:text-box>
            <text:p text:style-name="P36"><text:span text:style-name="T1">provide geometric</text:span><text:span text:style-name="T1"><text:line-break/></text:span><text:span text:style-name="T1"> <text:s text:c="7"/>projections (e.g. remove</text:span><text:span text:style-name="T1"><text:line-break/></text:span><text:span text:style-name="T1"> <text:s text:c="24"/>curvature)</text:span></text:p>
          </draw:text-box>
        </draw:frame>
        <draw:frame draw:style-name="gr52" draw:text-style-name="P37" draw:layer="layout" svg:width="7.901cm" svg:height="2.859cm" svg:x="19.2cm" svg:y="42.541cm">
          <draw:text-box>
            <text:p text:style-name="P36"><text:span text:style-name="T1">get model</text:span><text:span text:style-name="T1"><text:line-break/></text:span><text:span text:style-name="T1"> <text:s text:c="7"/>and wave-</text:span><text:span text:style-name="T1"><text:line-break/></text:span><text:span text:style-name="T1"> <text:s text:c="11"/>fields</text:span></text:p>
          </draw:text-box>
        </draw:frame>
        <draw:frame draw:style-name="gr53" draw:text-style-name="P37" draw:layer="layout" svg:width="3.601cm" svg:height="1.183cm" svg:x="19.099cm" svg:y="61.716cm">
          <draw:text-box>
            <text:p text:style-name="P36"><text:span text:style-name="T1">read files</text:span></text:p>
          </draw:text-box>
        </draw:frame>
        <draw:frame draw:style-name="gr54" draw:text-style-name="P41" draw:layer="layout" svg:width="3.119cm" svg:height="1.928cm" svg:x="27.768cm" svg:y="66.878cm">
          <draw:text-box>
            <text:p text:style-name="P40"><text:span text:style-name="T1"><text:s text:c="6"/></text:span><text:span text:style-name="T1">read</text:span><text:span text:style-name="T1"><text:line-break/></text:span><text:span text:style-name="T1">files</text:span></text:p>
          </draw:text-box>
        </draw:frame>
        <draw:frame draw:style-name="gr55" draw:text-style-name="P37" draw:layer="layout" svg:width="3.808cm" svg:height="1.183cm" svg:x="24.2cm" svg:y="56.299cm">
          <draw:text-box>
            <text:p text:style-name="P36"><text:span text:style-name="T1">write files</text:span></text:p>
          </draw:text-box>
        </draw:frame>
        <draw:frame draw:style-name="gr56" draw:text-style-name="P37" draw:layer="layout" svg:width="1.683cm" svg:height="1.183cm" svg:x="38.2cm" svg:y="62.616cm">
          <draw:text-box>
            <text:p text:style-name="P36"><text:span text:style-name="T1">use</text:span></text:p>
          </draw:text-box>
        </draw:frame>
        <draw:frame draw:style-name="gr57" draw:text-style-name="P37" draw:layer="layout" svg:width="2.187cm" svg:height="2.021cm" svg:x="38.013cm" svg:y="56.899cm">
          <draw:text-box>
            <text:p text:style-name="P36"><text:span text:style-name="T1"><text:s/></text:span><text:span text:style-name="T1">read</text:span><text:span text:style-name="T1"><text:line-break/></text:span><text:span text:style-name="T1">files</text:span></text:p>
          </draw:text-box>
        </draw:frame>
        <draw:frame draw:style-name="gr58" draw:text-style-name="P37" draw:layer="layout" svg:width="4.532cm" svg:height="1.183cm" svg:x="36.9cm" svg:y="41.016cm">
          <draw:text-box>
            <text:p text:style-name="P36"><text:span text:style-name="T1">read <text:s text:c="5"/>files</text:span></text:p>
          </draw:text-box>
        </draw:frame>
        <draw:connector draw:style-name="gr19" draw:text-style-name="P12" draw:layer="layout" draw:type="curve" draw:line-skew="0.351cm" svg:x1="20.432cm" svg:y1="37.839cm" svg:x2="34.7cm" svg:y2="49.899cm" draw:start-shape="id16" draw:start-glue-point="1" draw:end-shape="id20" draw:end-glue-point="3" svg:d="M20432 37839c11227 0 4094 12060 14268 12060" svg:viewBox="0 0 14269 12061">
          <text:p/>
        </draw:connector>
        <draw:frame draw:style-name="gr52" draw:text-style-name="P37" draw:layer="layout" svg:width="6.8cm" svg:height="2.859cm" svg:x="27.9cm" svg:y="42.899cm">
          <draw:text-box>
            <text:p text:style-name="P36"><text:span text:style-name="T1">get background</text:span><text:span text:style-name="T1"><text:line-break/></text:span><text:span text:style-name="T1"> <text:s/>model, add to</text:span><text:span text:style-name="T1"><text:line-break/></text:span><text:span text:style-name="T1"> <text:s text:c="2"/>model update</text:span></text:p>
          </draw:text-box>
        </draw:frame>
        <draw:frame draw:style-name="gr59" draw:text-style-name="P37" draw:layer="layout" svg:width="7.5cm" svg:height="2.5cm" svg:x="42cm" svg:y="42.099cm">
          <draw:text-box>
            <text:p text:style-name="P36"><text:span text:style-name="T1"><text:s text:c="6"/></text:span><text:span text:style-name="T1">update model, write files</text:span></text:p>
          </draw:text-box>
        </draw:frame>
        <draw:frame draw:style-name="gr60" draw:text-style-name="P35" draw:layer="layout" svg:width="4.155cm" svg:height="2.021cm" svg:x="59.43cm" svg:y="16.078cm">
          <draw:text-box>
            <text:p text:style-name="P8"><text:span text:style-name="T4">YES:</text:span><text:span text:style-name="T1"><text:line-break/></text:span><text:span text:style-name="T1">interpolate</text:span></text:p>
          </draw:text-box>
        </draw:frame>
        <draw:custom-shape draw:style-name="gr18" draw:text-style-name="P15" xml:id="id27" draw:id="id27" draw:layer="layout" svg:width="0.06cm" svg:height="0.06cm" svg:x="58.8cm" svg:y="16.9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2" draw:layer="layout" draw:type="curve" svg:x1="50.2cm" svg:y1="34.399cm" svg:x2="58.83cm" svg:y2="17.059cm" draw:start-shape="id23" draw:start-glue-point="4" draw:end-shape="id27" draw:end-glue-point="2" svg:d="M50200 34399c0-13024 8630-4355 8630-17340" svg:viewBox="0 0 8631 17341">
          <text:p/>
        </draw:connector>
        <draw:frame draw:style-name="gr61" draw:text-style-name="P43" draw:layer="layout" svg:width="2.949cm" svg:height="2.115cm" svg:x="28.751cm" svg:y="13.899cm">
          <draw:text-box>
            <text:p text:style-name="P42"><text:span text:style-name="T1">provide</text:span><text:span text:style-name="T1"><text:line-break/></text:span><text:span text:style-name="T1">files</text:span></text:p>
          </draw:text-box>
        </draw:frame>
        <draw:g>
          <draw:custom-shape draw:style-name="gr62" draw:text-style-name="P5" draw:layer="layout" svg:width="1.5cm" svg:height="1.5cm" svg:x="0.5cm" svg:y="28.58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0" draw:text-style-name="P45" draw:layer="layout" svg:width="9.3cm" svg:height="3.047cm" svg:x="2.1cm" svg:y="27.286cm">
            <draw:text-box>
              <text:p text:style-name="P44"><text:span text:style-name="T1">related to external forward code/ </text:span><text:span text:style-name="T1"><text:line-break/></text:span><text:span text:style-name="T1">quantities on forward grid</text:span></text:p>
            </draw:text-box>
          </draw:frame>
        </draw:g>
        <draw:g>
          <draw:custom-shape draw:style-name="gr63" draw:text-style-name="P46" draw:layer="layout" svg:width="1.5cm" svg:height="1.5cm" svg:x="0.5cm" svg:y="31.88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0" draw:text-style-name="P45" draw:layer="layout" svg:width="9.499cm" svg:height="3.047cm" svg:x="2.101cm" svg:y="30.685cm">
            <draw:text-box>
              <text:p text:style-name="P44"><text:span text:style-name="T1">only dependent on ASKI main package/</text:span><text:span text:style-name="T1"><text:line-break/></text:span><text:span text:style-name="T1">quantities on inversion grid</text:span></text:p>
            </draw:text-box>
          </draw:frame>
        </draw:g>
        <draw:g>
          <draw:custom-shape draw:style-name="gr64" draw:text-style-name="P12" draw:layer="layout" svg:width="1.5cm" svg:height="1.5cm" svg:x="0.5cm" svg:y="36.84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5" draw:text-style-name="P45" draw:layer="layout" svg:width="9.9cm" svg:height="2.115cm" svg:x="2.1cm" svg:y="36.585cm">
            <draw:text-box>
              <text:p text:style-name="P44"><text:span text:style-name="T1">independent objects repre-sented by one or more files</text:span></text:p>
            </draw:text-box>
          </draw:frame>
        </draw:g>
        <draw:g>
          <draw:custom-shape draw:style-name="gr66" draw:text-style-name="P12" draw:layer="layout" svg:width="1.5cm" svg:height="1.5cm" svg:x="0.5cm" svg:y="34.3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5" draw:text-style-name="P45" draw:layer="layout" svg:width="10.2cm" svg:height="2.115cm" svg:x="2.1cm" svg:y="34.124cm">
            <draw:text-box>
              <text:p text:style-name="P44"><text:span text:style-name="T1">operations / autonomous software programs/routines</text:span></text:p>
            </draw:text-box>
          </draw:frame>
        </draw:g>
        <draw:custom-shape draw:style-name="gr67" draw:text-style-name="P4" draw:layer="layout" svg:width="6.23cm" svg:height="1.3cm" draw:transform="rotate (1.5707963267949) translate (20.5cm 35.929cm)">
          <text:p text:style-name="P1"><text:span text:style-name="T2">… </text:span><text:span text:style-name="T2">extendable …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8" draw:layer="layout" svg:width="14.848cm" svg:height="11.135cm" svg:x="3.075cm" svg:y="2.257cm" draw:page-number="1" presentation:class="page"/>
          <draw:frame presentation:style-name="pr1" draw:text-style-name="P4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RubFlama" svg:font-family="RubFla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ff8080" draw:end-color="#83caff" draw:start-intensity="100%" draw:end-intensity="100%" draw:angle="9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Bitstream Vera Sans" style:font-size-asian="24pt" style:language-asian="zxx" style:country-asian="none" style:font-name-complex="Bitstream Vera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18pt" style:font-style-asian="normal" style:font-weight-asian="normal" style:font-name-complex="Bitstream Vera Sans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 draw:fill-color="#8dae10" draw:fill-image-width="0cm" draw:fill-image-height="0cm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20pt" style:font-style-asian="normal" style:font-weight-asian="normal" style:font-name-complex="Bitstream Vera Sans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32pt" style:font-style-asian="normal" style:font-weight-asian="normal" style:font-name-complex="Bitstream Vera Sans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Bitstream Vera Sans" style:font-family-asian="'Bitstream Vera Sans'" style:font-family-generic-asian="system" style:font-pitch-asian="variable" style:font-size-asian="44pt" style:font-style-asian="normal" style:font-weight-asian="normal" style:font-name-complex="Bitstream Vera Sans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cm" fo:page-height="80cm" style:print-orientation="portrait"/>
    </style:page-layout>
    <style:style style:name="Mdp1" style:family="drawing-page">
      <style:drawing-page-properties draw:background-size="border" draw:fill="none" draw:fill-color="#8dae1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6.343cm" svg:height="7.575cm" svg:x="2.328cm" svg:y="2.485cm"/>
      <draw:page-thumbnail draw:layer="backgroundobjects" svg:width="6.343cm" svg:height="7.575cm" svg:x="2.328cm" svg:y="11.061cm"/>
      <draw:page-thumbnail draw:layer="backgroundobjects" svg:width="6.343cm" svg:height="7.575cm" svg:x="2.328cm" svg:y="19.637cm"/>
      <draw:page-thumbnail draw:layer="backgroundobjects" svg:width="6.343cm" svg:height="7.575cm" svg:x="12.328cm" svg:y="2.485cm"/>
      <draw:page-thumbnail draw:layer="backgroundobjects" svg:width="6.343cm" svg:height="7.575cm" svg:x="12.328cm" svg:y="11.061cm"/>
      <draw:page-thumbnail draw:layer="backgroundobjects" svg:width="6.343cm" svg:height="7.575cm" svg:x="12.328cm" svg:y="19.637cm"/>
    </style:handout-master>
    <style:master-page style:name="Standard" style:page-layout-name="PM1" draw:style-name="Mdp1">
      <draw:frame presentation:style-name="Standard-title" draw:layer="backgroundobjects" svg:width="75.687cm" svg:height="19.85cm" svg:x="4.204cm" svg:y="4.737cm" presentation:class="title" presentation:placeholder="true">
        <draw:text-box/>
      </draw:frame>
      <draw:frame presentation:style-name="Standard-outline1" draw:layer="backgroundobjects" svg:width="75.687cm" svg:height="78.474cm" svg:x="4.204cm" svg:y="27.821cm" presentation:class="outline" presentation:placeholder="true">
        <draw:text-box/>
      </draw:frame>
      <draw:frame presentation:style-name="Mpr1" draw:text-style-name="MP2" draw:layer="backgroundobjects" svg:width="19.591cm" svg:height="8.198cm" svg:x="4.204cm" svg:y="108.31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26.657cm" svg:height="8.198cm" svg:x="28.761cm" svg:y="108.31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9.591cm" svg:height="8.198cm" svg:x="60.293cm" svg:y="108.316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lorian Schumacher</meta:initial-creator>
    <meta:creation-date>2010-01-20T15:54:01</meta:creation-date>
    <meta:editing-duration>P5DT21H20M49S</meta:editing-duration>
    <meta:editing-cycles>470</meta:editing-cycles>
    <dc:date>2016-05-20T10:24:35.314880337</dc:date>
    <dc:creator>florian </dc:creator>
    <meta:generator>LibreOffice/5.1.2.2$Linux_X86_64 LibreOffice_project/10m0$Build-2</meta:generator>
    <meta:printed-by>Florian Schumacher</meta:printed-by>
    <meta:print-date>2010-02-18T11:18:58</meta:print-date>
    <meta:document-statistic meta:object-count="156"/>
  </office:meta>
</office:document-meta>
</file>